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Context.AccessControlContext( java . security . ProtectionDomain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Context.AccessControlContext( java . security . AccessControlContext var0 , java . security . DomainCombine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Context.checkPermission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Context.getDomainComb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Contex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Contex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